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, sans-serif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1" fo:font-size="11pt" fo:language="gl" fo:country="ES" fo:font-weight="bold" officeooo:paragraph-rsid="000aa026" style:font-name-asian="Times New Roman1" style:font-size-asian="11pt" style:language-asian="gl" style:country-asian="ES" style:font-weight-asian="bold" style:font-size-complex="11pt" style:font-weight-complex="bold"/>
    </style:style>
    <style:style style:name="P2" style:family="paragraph" style:parent-style-name="Standard">
      <style:paragraph-properties fo:margin-left="1.27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970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</style:paragraph-properties>
      <style:text-properties officeooo:paragraph-rsid="0015f9de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5f9de" officeooo:paragraph-rsid="0015f9de" style:font-name-asian="Times New Roman1" style:font-size-asian="10pt" style:language-asian="gl" style:country-asian="ES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bold" officeooo:rsid="0015f9de" officeooo:paragraph-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bold" officeooo:rsid="0015f9de" officeooo:paragraph-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P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1.27cm"/>
        </style:tab-stops>
      </style:paragraph-properties>
      <style:text-properties officeooo:paragraph-rsid="001c8e7b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713" officeooo:paragraph-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db14f" officeooo:paragraph-rsid="001d47e5" style:font-name-asian="Times New Roman1" style:font-size-asian="10pt" style:language-asian="gl" style:country-asian="ES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cdd2" officeooo:paragraph-rsid="002dbf5d" style:font-name-asian="Times New Roman1" style:font-size-asian="10pt" style:language-asian="gl" style:country-asian="ES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fo:color="#158466" style:font-name="Courier New" fo:font-size="8pt" fo:language="gl" fo:country="ES" fo:font-weight="normal" officeooo:rsid="001db14f" officeooo:paragraph-rsid="002734e5" style:font-name-asian="Times New Roman1" style:font-size-asian="8pt" style:language-asian="gl" style:country-asian="ES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fo:color="#158466" style:font-name="Courier New" fo:font-size="8pt" fo:language="gl" fo:country="ES" fo:font-weight="normal" officeooo:rsid="00184713" officeooo:paragraph-rsid="00184713" style:font-name-asian="Times New Roman1" style:font-size-asian="8pt" style:language-asian="gl" style:country-asian="ES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fo:color="#158466" style:font-name="Arial2" fo:font-size="10pt" fo:language="gl" fo:country="ES" fo:font-weight="normal" officeooo:rsid="001db14f" officeooo:paragraph-rsid="001d47e5" style:font-name-asian="Times New Roman1" style:font-size-asian="10pt" style:language-asian="gl" style:country-asian="ES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officeooo:paragraph-rsid="002dbf5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officeooo:paragraph-rsid="002f85eb"/>
    </style:style>
    <style:style style:name="P16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84713"/>
    </style:style>
    <style:style style:name="P17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d47e5"/>
    </style:style>
    <style:style style:name="P18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f2dea"/>
    </style:style>
    <style:style style:name="P19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f2dea"/>
    </style:style>
    <style:style style:name="P20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118f4"/>
    </style:style>
    <style:style style:name="P21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d47e5"/>
    </style:style>
    <style:style style:name="P22" style:family="paragraph" style:parent-style-name="Standard" style:list-style-name="L6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1029"/>
    </style:style>
    <style:style style:name="P23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1029"/>
    </style:style>
    <style:style style:name="P24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cdd2"/>
    </style:style>
    <style:style style:name="P25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dbf5d"/>
    </style:style>
    <style:style style:name="P26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328b95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officeooo:paragraph-rsid="00328b95"/>
    </style:style>
    <style:style style:name="P28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713" officeooo:paragraph-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713" officeooo:paragraph-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P30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713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31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b25c2" officeooo:paragraph-rsid="001b25c2" style:font-name-asian="Times New Roman1" style:font-size-asian="10pt" style:language-asian="gl" style:country-asian="ES" style:font-weight-asian="normal" style:font-size-complex="10pt" style:font-weight-complex="normal"/>
    </style:style>
    <style:style style:name="P32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f2dea" officeooo:paragraph-rsid="001f2dea" style:font-name-asian="Times New Roman1" style:font-size-asian="10pt" style:language-asian="gl" style:country-asian="ES" style:font-weight-asian="normal" style:font-size-complex="10pt" style:font-weight-complex="normal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db14f" officeooo:paragraph-rsid="001db14f" style:font-name-asian="Times New Roman1" style:font-size-asian="10pt" style:language-asian="gl" style:country-asian="ES" style:font-weight-asian="normal" style:font-size-complex="10pt" style:font-weight-complex="normal"/>
    </style:style>
    <style:style style:name="P34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fb1" officeooo:paragraph-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P35" style:family="paragraph" style:parent-style-name="Standard" style:list-style-name="L6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fb1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36" style:family="paragraph" style:parent-style-name="Standard" style:list-style-name="L7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84fb1" officeooo:paragraph-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P37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1029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cdd2" officeooo:paragraph-rsid="002bcdd2" style:font-name-asian="Times New Roman1" style:font-size-asian="10pt" style:language-asian="gl" style:country-asian="ES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cdd2" officeooo:paragraph-rsid="00328b95" style:font-name-asian="Times New Roman1" style:font-size-asian="10pt" style:language-asian="gl" style:country-asian="ES" style:font-weight-asian="normal" style:font-size-complex="10pt" style:font-weight-complex="normal"/>
    </style:style>
    <style:style style:name="P40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3505f9" officeooo:paragraph-rsid="002dbf5d" style:font-name-asian="Times New Roman1" style:font-size-asian="10pt" style:language-asian="gl" style:country-asian="ES" style:font-weight-asian="normal" style:font-size-complex="10pt" style:font-weight-complex="normal"/>
    </style:style>
    <style:style style:name="P41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3505f9" officeooo:paragraph-rsid="00328b95" style:font-name-asian="Times New Roman1" style:font-size-asian="10pt" style:language-asian="gl" style:country-asian="ES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3505f9" officeooo:paragraph-rsid="002dbf5d" style:font-name-asian="Times New Roman1" style:font-size-asian="10pt" style:language-asian="gl" style:country-asian="ES" style:font-weight-asian="normal" style:font-size-complex="10pt" style:font-weight-complex="normal"/>
    </style:style>
    <style:style style:name="P43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84713" officeooo:paragraph-rsid="00184713"/>
    </style:style>
    <style:style style:name="P44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f2dea" officeooo:paragraph-rsid="001f2dea"/>
    </style:style>
    <style:style style:name="P45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db14f" officeooo:paragraph-rsid="001db14f"/>
    </style:style>
    <style:style style:name="P46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2b1029" officeooo:paragraph-rsid="002b1029"/>
    </style:style>
    <style:style style:name="P4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fo:color="#158466" style:font-name="Courier New" fo:font-size="8pt" fo:language="gl" fo:country="ES" fo:font-weight="normal" officeooo:rsid="002dbf5d" officeooo:paragraph-rsid="002dbf5d" style:font-name-asian="Times New Roman1" style:font-size-asian="8pt" style:language-asian="gl" style:country-asian="ES" style:font-weight-asian="normal" style:font-size-complex="8pt" style:font-weight-complex="normal"/>
    </style:style>
    <style:style style:name="P48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1.27cm"/>
        </style:tab-stops>
      </style:paragraph-properties>
      <style:text-properties fo:color="#158466" style:font-name="Courier New" fo:font-size="8pt" fo:language="gl" fo:country="ES" fo:font-weight="normal" officeooo:rsid="002dbf5d" officeooo:paragraph-rsid="00328b95" style:font-name-asian="Times New Roman1" style:font-size-asian="8pt" style:language-asian="gl" style:country-asian="ES" style:font-weight-asian="normal" style:font-size-complex="8pt" style:font-weight-complex="normal"/>
    </style:style>
    <style:style style:name="P49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reak-before="page" fo:background-color="transparent">
        <style:tab-stops>
          <style:tab-stop style:position="1.27cm"/>
        </style:tab-stops>
      </style:paragraph-properties>
      <style:text-properties officeooo:paragraph-rsid="001db14f"/>
    </style:style>
    <style:style style:name="P50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Courier New" fo:font-size="8pt" fo:language="gl" fo:country="ES" fo:font-weight="normal" officeooo:rsid="00184713" officeooo:paragraph-rsid="00184713" style:font-name-asian="Times New Roman1" style:font-size-asian="8pt" style:language-asian="gl" style:country-asian="ES" style:font-weight-asian="normal" style:font-size-complex="8pt" style:font-weight-complex="normal"/>
    </style:style>
    <style:style style:name="P51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cdd2" officeooo:paragraph-rsid="002dbf5d" style:font-name-asian="Times New Roman1" style:font-size-asian="10pt" style:language-asian="gl" style:country-asian="ES" style:font-weight-asian="normal" style:font-size-complex="10pt" style:font-weight-complex="normal"/>
    </style:style>
    <style:style style:name="P52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2bcdd2" officeooo:paragraph-rsid="00328b95" style:font-name-asian="Times New Roman1" style:font-size-asian="10pt" style:language-asian="gl" style:country-asian="ES" style:font-weight-asian="normal" style:font-size-complex="10pt" style:font-weight-complex="normal"/>
    </style:style>
    <style:style style:name="P53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2" fo:font-size="10pt" fo:language="gl" fo:country="ES" fo:font-weight="normal" officeooo:rsid="0015f9de" officeooo:paragraph-rsid="0030bd70" style:font-name-asian="Times New Roman1" style:font-size-asian="10pt" style:language-asian="gl" style:country-asian="ES" style:font-weight-asian="normal" style:font-size-complex="10pt" style:font-weight-complex="normal"/>
    </style:style>
    <style:style style:name="P54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officeooo:paragraph-rsid="00328b95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officeooo:paragraph-rsid="00328b95"/>
    </style:style>
    <style:style style:name="T1" style:family="text">
      <style:text-properties style:font-name="Arial2" fo:font-size="10pt" fo:language="gl" fo:country="ES" fo:font-weight="bold" officeooo:rsid="00165e8c" style:font-name-asian="Times New Roman1" style:font-size-asian="10pt" style:language-asian="gl" style:country-asian="ES" style:font-weight-asian="bold" style:font-size-complex="10pt" style:font-weight-complex="bold"/>
    </style:style>
    <style:style style:name="T2" style:family="text">
      <style:text-properties style:font-name="Arial2" fo:font-size="10pt" fo:language="gl" fo:country="ES" fo:font-weight="bold" officeooo:rsid="000b9702" style:font-name-asian="Times New Roman1" style:font-size-asian="10pt" style:language-asian="gl" style:country-asian="ES" style:font-weight-asian="bold" style:font-size-complex="10pt" style:font-weight-complex="bold"/>
    </style:style>
    <style:style style:name="T3" style:family="text">
      <style:text-properties style:font-name="Arial2" fo:font-size="10pt" fo:language="gl" fo:country="ES" fo:font-weight="bold" officeooo: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T4" style:family="text">
      <style:text-properties style:font-name="Arial2" fo:font-size="10pt" fo:language="gl" fo:country="ES" fo:font-weight="bold" officeooo:rsid="0019ff7e" style:font-name-asian="Times New Roman1" style:font-size-asian="10pt" style:language-asian="gl" style:country-asian="ES" style:font-weight-asian="bold" style:font-size-complex="10pt" style:font-weight-complex="bold"/>
    </style:style>
    <style:style style:name="T5" style:family="text">
      <style:text-properties style:font-name="Arial2" fo:font-size="10pt" fo:language="gl" fo:country="ES" fo:font-weight="bold" officeooo:rsid="001db14f" style:font-name-asian="Times New Roman1" style:font-size-asian="10pt" style:language-asian="gl" style:country-asian="ES" style:font-weight-asian="bold" style:font-size-complex="10pt" style:font-weight-complex="bold"/>
    </style:style>
    <style:style style:name="T6" style:family="text">
      <style:text-properties style:font-name="Arial2" fo:font-size="10pt" fo:language="gl" fo:country="ES" fo:font-weight="bold" officeooo:rsid="002bcdd2" style:font-name-asian="Times New Roman1" style:font-size-asian="10pt" style:language-asian="gl" style:country-asian="ES" style:font-weight-asian="bold" style:font-size-complex="10pt" style:font-weight-complex="bold"/>
    </style:style>
    <style:style style:name="T7" style:family="text">
      <style:text-properties style:font-name="Arial2" fo:font-size="10pt" fo:language="gl" fo:country="ES" fo:font-weight="normal" style:font-name-asian="Times New Roman1" style:font-size-asian="10pt" style:language-asian="gl" style:country-asian="ES" style:font-weight-asian="normal" style:font-size-complex="10pt" style:font-weight-complex="normal"/>
    </style:style>
    <style:style style:name="T8" style:family="text">
      <style:text-properties style:font-name="Arial2" fo:font-size="10pt" fo:language="gl" fo:country="ES" fo:font-weight="normal" officeooo: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T9" style:family="text">
      <style:text-properties style:font-name="Arial2" fo:font-size="10pt" fo:language="gl" fo:country="ES" fo:font-weight="normal" officeooo: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T10" style:family="text">
      <style:text-properties style:font-name="Arial2" fo:font-size="10pt" fo:language="gl" fo:country="ES" fo:font-weight="normal" officeooo:rsid="0019ff7e" style:font-name-asian="Times New Roman1" style:font-size-asian="10pt" style:language-asian="gl" style:country-asian="ES" style:font-weight-asian="normal" style:font-size-complex="10pt" style:font-weight-complex="normal"/>
    </style:style>
    <style:style style:name="T11" style:family="text">
      <style:text-properties style:font-name="Arial2" fo:font-size="10pt" fo:language="gl" fo:country="ES" fo:font-weight="normal" officeooo:rsid="001b25c2" style:font-name-asian="Times New Roman1" style:font-size-asian="10pt" style:language-asian="gl" style:country-asian="ES" style:font-weight-asian="normal" style:font-size-complex="10pt" style:font-weight-complex="normal"/>
    </style:style>
    <style:style style:name="T12" style:family="text">
      <style:text-properties style:font-name="Arial2" fo:font-size="10pt" fo:language="gl" fo:country="ES" fo:font-weight="normal" officeooo:rsid="001c8e7b" style:font-name-asian="Times New Roman1" style:font-size-asian="10pt" style:language-asian="gl" style:country-asian="ES" style:font-weight-asian="normal" style:font-size-complex="10pt" style:font-weight-complex="normal"/>
    </style:style>
    <style:style style:name="T13" style:family="text">
      <style:text-properties style:font-name="Arial2" fo:font-size="10pt" fo:language="gl" fo:country="ES" fo:font-weight="normal" officeooo:rsid="001d47e5" style:font-name-asian="Times New Roman1" style:font-size-asian="10pt" style:language-asian="gl" style:country-asian="ES" style:font-weight-asian="normal" style:font-size-complex="10pt" style:font-weight-complex="normal"/>
    </style:style>
    <style:style style:name="T14" style:family="text">
      <style:text-properties style:font-name="Arial2" fo:font-size="10pt" fo:language="gl" fo:country="ES" fo:font-weight="normal" officeooo:rsid="001db14f" style:font-name-asian="Times New Roman1" style:font-size-asian="10pt" style:language-asian="gl" style:country-asian="ES" style:font-weight-asian="normal" style:font-size-complex="10pt" style:font-weight-complex="normal"/>
    </style:style>
    <style:style style:name="T15" style:family="text">
      <style:text-properties style:font-name="Arial2" fo:font-size="10pt" fo:language="gl" fo:country="ES" fo:font-weight="normal" officeooo:rsid="001f2dea" style:font-name-asian="Times New Roman1" style:font-size-asian="10pt" style:language-asian="gl" style:country-asian="ES" style:font-weight-asian="normal" style:font-size-complex="10pt" style:font-weight-complex="normal"/>
    </style:style>
    <style:style style:name="T16" style:family="text">
      <style:text-properties style:font-name="Arial2" fo:font-size="10pt" fo:language="gl" fo:country="ES" fo:font-weight="normal" officeooo:rsid="002118f4" style:font-name-asian="Times New Roman1" style:font-size-asian="10pt" style:language-asian="gl" style:country-asian="ES" style:font-weight-asian="normal" style:font-size-complex="10pt" style:font-weight-complex="normal"/>
    </style:style>
    <style:style style:name="T17" style:family="text">
      <style:text-properties style:font-name="Arial2" fo:font-size="10pt" fo:language="gl" fo:country="ES" fo:font-weight="normal" officeooo:rsid="0022436a" style:font-name-asian="Times New Roman1" style:font-size-asian="10pt" style:language-asian="gl" style:country-asian="ES" style:font-weight-asian="normal" style:font-size-complex="10pt" style:font-weight-complex="normal"/>
    </style:style>
    <style:style style:name="T18" style:family="text">
      <style:text-properties style:font-name="Arial2" fo:font-size="10pt" fo:language="gl" fo:country="ES" fo:font-weight="normal" officeooo:rsid="00238269" style:font-name-asian="Times New Roman1" style:font-size-asian="10pt" style:language-asian="gl" style:country-asian="ES" style:font-weight-asian="normal" style:font-size-complex="10pt" style:font-weight-complex="normal"/>
    </style:style>
    <style:style style:name="T19" style:family="text">
      <style:text-properties style:font-name="Arial2" fo:font-size="10pt" fo:language="gl" fo:country="ES" fo:font-weight="normal" officeooo: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T20" style:family="text">
      <style:text-properties style:font-name="Arial2" fo:font-size="10pt" fo:language="gl" fo:country="ES" fo:font-weight="normal" officeooo:rsid="002bcdd2" style:font-name-asian="Times New Roman1" style:font-size-asian="10pt" style:language-asian="gl" style:country-asian="ES" style:font-weight-asian="normal" style:font-size-complex="10pt" style:font-weight-complex="normal"/>
    </style:style>
    <style:style style:name="T21" style:family="text">
      <style:text-properties style:font-name="Arial2" fo:font-size="10pt" fo:language="gl" fo:country="ES" fo:font-weight="normal" officeooo:rsid="002c2356" style:font-name-asian="Times New Roman1" style:font-size-asian="10pt" style:language-asian="gl" style:country-asian="ES" style:font-weight-asian="normal" style:font-size-complex="10pt" style:font-weight-complex="normal"/>
    </style:style>
    <style:style style:name="T22" style:family="text">
      <style:text-properties style:font-name="Arial2" fo:font-size="10pt" fo:language="gl" fo:country="ES" fo:font-weight="normal" officeooo:rsid="003505f9" style:font-name-asian="Times New Roman1" style:font-size-asian="10pt" style:language-asian="gl" style:country-asian="ES" style:font-weight-asian="normal" style:font-size-complex="10pt" style:font-weight-complex="normal"/>
    </style:style>
    <style:style style:name="T23" style:family="text">
      <style:text-properties style:font-name="Arial2" fo:font-size="10pt" fo:language="gl" fo:country="ES" fo:font-weight="normal" officeooo:rsid="002f85eb" style:font-name-asian="Times New Roman1" style:font-size-asian="10pt" style:language-asian="gl" style:country-asian="ES" style:font-weight-asian="normal" style:font-size-complex="10pt" style:font-weight-complex="normal"/>
    </style:style>
    <style:style style:name="T24" style:family="text">
      <style:text-properties style:font-name="Arial2" fo:font-size="10pt" fo:language="gl" fo:country="ES" fo:font-weight="normal" officeooo:rsid="00328b95" style:font-name-asian="Times New Roman1" style:font-size-asian="10pt" style:language-asian="gl" style:country-asian="ES" style:font-weight-asian="normal" style:font-size-complex="10pt" style:font-weight-complex="normal"/>
    </style:style>
    <style:style style:name="T25" style:family="text">
      <style:text-properties style:font-name="Arial2" fo:font-size="10pt" fo:language="gl" fo:country="ES" fo:font-style="italic" fo:font-weight="normal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6" style:family="text">
      <style:text-properties style:font-name="Arial2" fo:font-size="10pt" fo:language="gl" fo:country="ES" fo:font-style="italic" fo:font-weight="normal" officeooo:rsid="001c8e7b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7" style:family="text">
      <style:text-properties style:font-name="Arial2" fo:font-size="10pt" fo:language="gl" fo:country="ES" fo:font-style="italic" fo:font-weight="normal" officeooo:rsid="0019ff7e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Arial2" fo:font-size="10pt" fo:language="gl" fo:country="ES" fo:font-style="italic" fo:font-weight="normal" officeooo:rsid="001d47e5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Arial2" fo:font-size="10pt" fo:language="gl" fo:country="ES" fo:font-style="italic" fo:font-weight="normal" officeooo:rsid="001db14f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Arial2" fo:font-size="10pt" fo:language="gl" fo:country="ES" fo:font-style="normal" fo:font-weight="normal" officeooo:rsid="001f2dea" style:font-name-asian="Times New Roman1" style:font-size-asian="10pt" style:language-asian="gl" style:country-asian="ES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Courier New1" fo:background-color="#ffffff" loext:char-shading-value="0" style:font-name-complex="Courier New2"/>
    </style:style>
    <style:style style:name="T32" style:family="text">
      <style:text-properties style:font-name="Courier New" fo:font-size="10pt" fo:language="gl" fo:country="ES" fo:font-weight="normal" style:font-size-asian="10pt" style:language-asian="gl" style:country-asian="ES" style:font-weight-asian="normal" style:font-size-complex="10pt" style:font-weight-complex="normal"/>
    </style:style>
    <style:style style:name="T33" style:family="text">
      <style:text-properties fo:color="#158466" style:font-name="Courier New" fo:font-size="8pt" fo:language="gl" fo:country="ES" fo:font-weight="normal" officeooo:rsid="001b25c2" style:font-name-asian="Times New Roman1" style:font-size-asian="8pt" style:language-asian="gl" style:country-asian="ES" style:font-weight-asian="normal" style:font-size-complex="8pt" style:font-weight-complex="normal"/>
    </style:style>
    <style:style style:name="T34" style:family="text">
      <style:text-properties fo:color="#158466" style:font-name="Courier New" fo:font-size="8pt" fo:language="gl" fo:country="ES" fo:font-weight="normal" officeooo:rsid="002bcdd2" style:font-name-asian="Times New Roman1" style:font-size-asian="8pt" style:language-asian="gl" style:country-asian="ES" style:font-weight-asian="normal" style:font-size-complex="8pt" style:font-weight-complex="normal"/>
    </style:style>
    <style:style style:name="T35" style:family="text">
      <style:text-properties fo:color="#158466" style:font-name="Courier New" fo:font-size="8pt" fo:language="gl" fo:country="ES" fo:font-weight="normal" officeooo:rsid="002dbf5d" style:font-name-asian="Times New Roman1" style:font-size-asian="8pt" style:language-asian="gl" style:country-asian="ES" style:font-weight-asian="normal" style:font-size-complex="8pt" style:font-weight-complex="normal"/>
    </style:style>
    <style:style style:name="T36" style:family="text">
      <style:text-properties fo:color="#158466" style:font-name="Courier New" fo:font-size="8pt" fo:language="gl" fo:country="ES" fo:font-weight="normal" officeooo:rsid="002f85eb" style:font-name-asian="Times New Roman1" style:font-size-asian="8pt" style:language-asian="gl" style:country-asian="ES" style:font-weight-asian="normal" style:font-size-complex="8pt" style:font-weight-complex="normal"/>
    </style:style>
    <style:style style:name="T37" style:family="text">
      <style:text-properties fo:color="#158466" style:font-name="Courier New" fo:font-size="8pt" fo:language="gl" fo:country="ES" fo:font-weight="normal" officeooo:rsid="0030bd70" style:font-name-asian="Times New Roman1" style:font-size-asian="8pt" style:language-asian="gl" style:country-asian="ES" style:font-weight-asian="normal" style:font-size-complex="8pt" style:font-weight-complex="normal"/>
    </style:style>
    <style:style style:name="T38" style:family="text">
      <style:text-properties fo:color="#158466" style:font-name="Courier New" fo:font-size="8pt" fo:language="gl" fo:country="ES" fo:font-weight="normal" officeooo:rsid="00328b95" style:font-name-asian="Times New Roman1" style:font-size-asian="8pt" style:language-asian="gl" style:country-asian="ES" style:font-weight-asian="normal" style:font-size-complex="8pt" style:font-weight-complex="normal"/>
    </style:style>
    <style:style style:name="T39" style:family="text">
      <style:text-properties fo:color="#158466" style:font-name="Courier New" fo:font-size="8pt" fo:language="gl" fo:country="ES" fo:font-weight="normal" officeooo:rsid="001db14f" style:font-name-asian="Times New Roman1" style:font-size-asian="8pt" style:language-asian="gl" style:country-asian="ES" style:font-weight-asian="normal" style:font-size-complex="8pt" style:font-weight-complex="normal"/>
    </style:style>
    <style:style style:name="T40" style:family="text">
      <style:text-properties fo:color="#158466" style:font-name="Courier New" fo:font-size="8pt" fo:language="gl" fo:country="ES" fo:font-weight="normal" officeooo:rsid="00184713" style:font-name-asian="Times New Roman1" style:font-size-asian="8pt" style:language-asian="gl" style:country-asian="ES" style:font-weight-asian="normal" style:font-size-complex="8pt" style:font-weight-complex="normal"/>
    </style:style>
    <style:style style:name="T41" style:family="text">
      <style:text-properties fo:color="#158466" style:font-name="Courier New" fo:font-size="8pt" style:font-size-asian="8pt" style:font-size-complex="8pt"/>
    </style:style>
    <style:style style:name="T42" style:family="text">
      <style:text-properties fo:color="#158466" style:font-name="Courier New" fo:font-size="8pt" officeooo:rsid="002dbf5d" style:font-size-asian="8pt" style:font-size-complex="8pt"/>
    </style:style>
    <style:style style:name="T43" style:family="text">
      <style:text-properties fo:color="#158466" style:font-name="Courier New" fo:font-size="8pt" officeooo:rsid="002bcdd2" style:font-size-asian="8pt" style:font-size-complex="8pt"/>
    </style:style>
    <style:style style:name="T44" style:family="text">
      <style:text-properties fo:color="#158466" style:font-name="Courier New" fo:font-size="8pt" officeooo:rsid="0030bd70" style:font-size-asian="8pt" style:font-size-complex="8pt"/>
    </style:style>
    <style:style style:name="T45" style:family="text">
      <style:text-properties fo:color="#158466" style:font-name="Courier New" fo:font-size="8pt" fo:font-weight="normal" officeooo:rsid="002f85eb" style:font-size-asian="8pt" style:font-weight-asian="normal" style:font-size-complex="8pt" style:font-weight-complex="normal"/>
    </style:style>
    <style:style style:name="T46" style:family="text">
      <style:text-properties fo:color="#158466" style:font-name="Courier New" fo:font-size="8pt" fo:font-weight="normal" officeooo:rsid="002dbf5d" style:font-size-asian="8pt" style:font-weight-asian="normal" style:font-size-complex="8pt" style:font-weight-complex="normal"/>
    </style:style>
    <style:style style:name="T47" style:family="text">
      <style:text-properties officeooo:rsid="001c8e7b"/>
    </style:style>
    <style:style style:name="T48" style:family="text">
      <style:text-properties officeooo:rsid="002b1029"/>
    </style:style>
    <style:style style:name="T49" style:family="text">
      <style:text-properties style:use-window-font-color="true" style:font-name="Arial2" fo:font-size="10pt" fo:language="gl" fo:country="ES" fo:font-style="italic" fo:font-weight="normal" style:letter-kerning="false" fo:background-color="#ffffff" loext:char-shading-value="0" style:font-name-asian="Times New Roman1" style:font-size-asian="10pt" style:language-asian="gl" style:country-asian="E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50" style:family="text">
      <style:text-properties style:use-window-font-color="true" style:font-name="Arial2" fo:font-size="10pt" fo:language="gl" fo:country="ES" fo:font-style="italic" fo:font-weight="normal" officeooo:rsid="002b1029" style:letter-kerning="false" fo:background-color="#ffffff" loext:char-shading-value="0" style:font-name-asian="Times New Roman1" style:font-size-asian="10pt" style:language-asian="gl" style:country-asian="E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51" style:family="text">
      <style:text-properties style:use-window-font-color="true" style:font-name="Arial2" fo:font-size="10pt" fo:language="gl" fo:country="ES" fo:font-style="normal" fo:font-weight="normal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52" style:family="text">
      <style:text-properties style:use-window-font-color="true" style:font-name="Arial2" fo:font-size="10pt" fo:language="gl" fo:country="ES" fo:font-style="normal" fo:font-weight="normal" officeooo:rsid="002b1029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53" style:family="text">
      <style:text-properties style:use-window-font-color="true" style:font-name="Arial2" fo:font-size="10pt" fo:language="gl" fo:country="ES" fo:font-style="normal" fo:font-weight="normal" officeooo:rsid="00184fb1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54" style:family="text">
      <style:text-properties style:use-window-font-color="true" fo:font-style="italic" style:letter-kerning="false" fo:background-color="#ffffff" loext:char-shading-value="0" style:font-style-asian="italic" style:font-name-complex="Times New Roman1" style:language-complex="ar" style:country-complex="SA"/>
    </style:style>
    <style:style style:name="T55" style:family="text">
      <style:text-properties style:use-window-font-color="true" fo:font-style="normal" style:letter-kerning="false" fo:background-color="#ffffff" loext:char-shading-value="0" style:font-style-asian="normal" style:font-name-complex="Times New Roman1" style:language-complex="ar" style:country-complex="SA" style:font-style-complex="normal"/>
    </style:style>
    <style:style style:name="T56" style:family="text">
      <style:text-properties officeooo:rsid="003505f9"/>
    </style:style>
    <style:style style:name="T57" style:family="text">
      <style:text-properties officeooo:rsid="00328b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</text:span><text:span text:style-name="T1">ISPARADORES</text:span><text:span text:style-name="T2"> </text:span><text:span text:style-name="T3">E EVENTOS</text:span></text:p>
      <text:p text:style-name="P1"/>
      <text:p text:style-name="P3"><text:span text:style-name="T3">D</text:span><text:span text:style-name="T1">ISPARADORES</text:span><text:span text:style-name="T3">:</text:span></text:p>
      <text:p text:style-name="P4"/>
      <text:list xml:id="list1433986406" text:style-name="L1">
        <text:list-item>
          <text:p text:style-name="P16"><text:span text:style-name="T8">Executa o código dos exemplos dos apuntamentos e c</text:span><text:span text:style-name="T12">omproba o resultado</text:span><text:span text:style-name="T8">.</text:span></text:p>
        </text:list-item>
      </text:list>
      <text:list xml:id="list1700672144" text:style-name="Numbering_20_abc">
        <text:list-item>
          <text:list>
            <text:list-item>
              <text:p text:style-name="P28">Crear un disparador para validar a entrada de datos (pax.2).</text:p>
            </text:list-item>
            <text:list-item>
              <text:p text:style-name="P28">Crear un disparador para actualizar atributos derivados (pax. 3).</text:p>
            </text:list-item>
            <text:list-item>
              <text:p text:style-name="P28">Crear un disparador para levar rexistro das operacións realizadas (pax. 3-4).</text:p>
            </text:list-item>
            <text:list-item>
              <text:p text:style-name="P28">Crear un disparador para controlar as restriccións referenciais en táboas non transaccionais (pax. 5).</text:p>
            </text:list-item>
            <text:list-item>
              <text:p text:style-name="P43"><text:span text:style-name="T7">Consulta a información dos disparadores creados </text:span><text:span text:style-name="T12">(pax. 2)</text:span><text:span text:style-name="T7">.</text:span></text:p>
            </text:list-item>
            <text:list-item>
              <text:p text:style-name="P43"><text:span text:style-name="T7">Borra os disparadores creados </text:span><text:span text:style-name="T12">(pax. 1)</text:span><text:span text:style-name="T7">.</text:span></text:p>
            </text:list-item>
          </text:list>
        </text:list-item>
      </text:list>
      <text:list xml:id="list214819267449063" text:continue-list="list1433986406" text:style-name="L1">
        <text:list-item>
          <text:list>
            <text:list-header>
              <text:p text:style-name="P29"/>
            </text:list-header>
          </text:list>
        </text:list-item>
        <text:list-item>
          <text:p text:style-name="P16"><text:span text:style-name="T10">Na BD </text:span><text:span text:style-name="T4">traballadores</text:span><text:span text:style-name="T10"> c</text:span><text:span text:style-name="T8">rea t</text:span><text:span text:style-name="T10">res</text:span><text:span text:style-name="T8"> disparador</text:span><text:span text:style-name="T10">es para manter</text:span><text:span text:style-name="T8"> </text:span><text:span text:style-name="T10">actualizado o campo </text:span><text:span text:style-name="T27">depEmpregados</text:span><text:span text:style-name="T10"> da táboa </text:span><text:span text:style-name="T27">departamento</text:span><text:span text:style-name="T8">. </text:span><text:span text:style-name="T10">Deberán executarse respectivamente ao engadir un empregado, ao borrar un empregado e ao mover un empregado dun departamento a outro.</text:span></text:p>
          <text:p text:style-name="P31">Proba os disparadores creados usando sentenzas que afecte a varios empregados.</text:p>
          <text:p text:style-name="P31"/>
        </text:list-item>
      </text:list>
      <text:p text:style-name="P7"><text:span text:style-name="T33">USE traballadores;<text:line-break/>delimiter //<text:line-break/>-- Actualiza departamento.depNumero ao insertar un empregado<text:line-break/>CREATE TRIGGER empregadoAI AFTER INSERT ON empregado<text:line-break/>FOR EACH ROW<text:line-break/>BEGIN<text:line-break/> <text:s text:c="3"/>UPDATE departamento<text:line-break/> <text:s text:c="3"/>SET <text:s text:c="3"/>depEmpregados = depEmpregados + 1<text:line-break/> <text:s text:c="3"/>WHERE <text:s/>depNumero = NEW.empDepartamento;<text:line-break/>END<text:line-break/>-- Actualiza departamento.depNumero ao borrar un empregado<text:line-break/>CREATE TRIGGER empregadoAD AFTER DELETE ON empregado<text:line-break/>FOR EACH ROW<text:line-break/>BEGIN<text:line-break/> <text:s text:c="3"/>UPDATE departamento<text:line-break/> <text:s text:c="3"/>SET <text:s text:c="3"/>depEmpregados = depEmpregados - 1<text:line-break/> <text:s text:c="3"/>WHERE <text:s/>depNumero = OLD.empDepartamento;<text:line-break/>END<text:line-break/>-- Actualiza departamento.depNumero ao mover un empregado<text:line-break/>CREATE TRIGGER empregadoAU AFTER UPDATE ON empregado<text:line-break/>FOR EACH ROW<text:line-break/>BEGIN<text:line-break/> <text:s text:c="3"/>UPDATE departamento<text:line-break/> <text:s text:c="3"/>SET <text:s text:c="3"/>depEmpregados = depEmpregados + 1<text:line-break/> <text:s text:c="3"/>WHERE <text:s/>depNumero = NEW.empDepartamento;<text:line-break/> <text:s text:c="3"/>UPDATE departamento<text:line-break/> <text:s text:c="3"/>SET <text:s text:c="3"/>depEmpregados = depEmpregados - 1<text:line-break/> <text:s text:c="3"/>WHERE <text:s/>depNumero = OLD.empDepartamento;<text:line-break/>END<text:line-break/>//<text:line-break/>delimiter ;<text:line-break/><text:line-break/>-- Exemplo de probas INSERT<text:line-break/>SELECT depEmpregados FROM departamento WHERE depNumero = 100; -- 6<text:line-break/>INSERT INTO empregado(empNumero, empDepartamento, empExtension, empDataNacemento, empDataIngreso, empSalario, empComision, empFillos, empNome)<text:line-break/>VALUES (600, 100, 100, '1980-01-01', curdate(), 1000, 0, 0, 'ANA'),<text:line-break/> <text:s text:c="6"/>(601, 100, 100, '1980-01-02', curdate(), 1000, 0, 0, 'EVA'),<text:line-break/> <text:s text:c="6"/>(602, 100, 100, '1980-01-03', curdate(), 1000, 0, 0, 'LUIS');<text:line-break/>SELECT depEmpregados FROM departamento WHERE depNumero = 100; -- 9<text:line-break/>-- Exemplo de probas DELETE<text:line-break/>SELECT depEmpregados FROM departamento WHERE depNumero = 100; -- 9<text:line-break/>DELETE FROM empregado<text:line-break/>WHERE <text:s/>empDepartamento = 100<text:line-break/>AND <text:s text:c="3"/>empDataIngreso = curdate();<text:line-break/>SELECT depEmpregados FROM departamento WHERE depNumero = 100; -- 6<text:line-break/>-- Exemplo de probas UPDATE<text:line-break/>SELECT depEmpregados FROM departamento WHERE depNumero IN (100, 110); -- 6, 2<text:line-break/>UPDATE empregado<text:line-break/>SET <text:s text:c="3"/>empDepartamento = 110<text:line-break/>WHERE <text:s/>empDepartamento = 100;<text:line-break/>SELECT depEmpregados FROM departamento WHERE depNumero IN (100, 110); -- 0, 8</text:span><text:span text:style-name="T11"><text:line-break/></text:span></text:p>
      <text:p text:style-name="P8"/>
      <text:p text:style-name="P8"/>
      <text:list xml:id="list214819718909973" text:continue-numbering="true" text:style-name="L1">
        <text:list-item>
          <text:p text:style-name="P17"><text:soft-page-break/><text:span text:style-name="T10">Na BD </text:span><text:span text:style-name="T4">traballadores:</text:span><text:span text:style-name="T10"> </text:span></text:p>
          <text:p text:style-name="P18"><text:span text:style-name="T12">Crea unha táboa </text:span><text:span text:style-name="T26">centro_</text:span><text:span text:style-name="T29">aud</text:span><text:span text:style-name="T12"> que: </text:span></text:p>
        </text:list-item>
      </text:list>
      <text:list xml:id="list586677652" text:style-name="L2">
        <text:list-item>
          <text:list>
            <text:list-item>
              <text:p text:style-name="P19"><text:span text:style-name="T12">Te</text:span><text:span text:style-name="T15">n</text:span><text:span text:style-name="T12"> todos os campos da táboa </text:span><text:span text:style-name="T26">centro.</text:span></text:p>
            </text:list-item>
          </text:list>
        </text:list-item>
      </text:list>
      <text:list xml:id="list3460287514" text:style-name="L3">
        <text:list-item>
          <text:list>
            <text:list-item>
              <text:p text:style-name="P20"><text:span text:style-name="T30">Ten un campo </text:span><text:span text:style-name="T26">a</text:span><text:span text:style-name="T28">ud_dat</text:span><text:span text:style-name="T13"> de tipo TIMESTAMP, obrigatorio, </text:span><text:span text:style-name="T15">que </text:span><text:span text:style-name="T13">toma por defecto </text:span><text:span text:style-name="T15">o </text:span><text:span text:style-name="T16">tempo</text:span><text:span text:style-name="T13"> actual (</text:span><text:span text:style-name="Source_20_Text"><text:span text:style-name="T32">current_timestamp</text:span></text:span><text:span text:style-name="T13">).</text:span></text:p>
            </text:list-item>
            <text:list-item>
              <text:p text:style-name="P21"><text:span text:style-name="T30">Ten un campo </text:span><text:span text:style-name="T28">aud_usr</text:span><text:span text:style-name="T13"> de tipo V</text:span><text:span text:style-name="T15">ARCHAR(30)</text:span><text:span text:style-name="T13">, obrigatorio.</text:span></text:p>
            </text:list-item>
            <text:list-item>
              <text:p text:style-name="P21"><text:span text:style-name="T30">Ten un campo </text:span><text:span text:style-name="T28">aud_ope</text:span><text:span text:style-name="T13"> de tipo ENUM cos valores ‘I’, ‘U’, ‘D’, obrigatorio, con comentario ‘I=INSERT, U=UPDATE, D=DELETE’.</text:span></text:p>
            </text:list-item>
            <text:list-item>
              <text:p text:style-name="P44"><text:span text:style-name="T13">A </text:span><text:span text:style-name="T7">súa PK está formada por </text:span><text:span text:style-name="T25">cenNumero</text:span><text:span text:style-name="T7">, aud_data e aud_usr.</text:span></text:p>
            </text:list-item>
            <text:list-item>
              <text:p text:style-name="P44"><text:span text:style-name="T7">Ten unha FK en <text:s/></text:span><text:span text:style-name="T25">cenNumero</text:span><text:span text:style-name="T7">, que referencia ao mesmo campo da táboa </text:span><text:span text:style-name="T25">centro</text:span><text:span text:style-name="T7">.</text:span></text:p>
            </text:list-item>
          </text:list>
          <text:p text:style-name="P32"/>
          <text:p text:style-name="P21"><text:span text:style-name="T13">Crea d</text:span><text:span text:style-name="T14">ous</text:span><text:span text:style-name="T13"> disparadores sobre a táboa centro, que se executen antes de modificar e borrar datos da táboa respectivamente, e inserten na táboa </text:span><text:span text:style-name="T28">centro_aud</text:span><text:span text:style-name="T13"> unha fila cos </text:span><text:span text:style-name="T14">datos antes da operación.</text:span></text:p>
          <text:p text:style-name="P20"><text:span text:style-name="T14">P</text:span><text:span text:style-name="T16">ara obter o usuario actual podes usar </text:span><text:span text:style-name="Source_20_Text"><text:span text:style-name="T32">current_user</text:span></text:span><text:span text:style-name="Source_20_Text"><text:span text:style-name="T16">.</text:span></text:span></text:p>
          <text:p text:style-name="P45"><text:span text:style-name="T14">E</text:span><text:span text:style-name="T7">xecuta as probas necesarias para comprobar que funciona.</text:span></text:p>
        </text:list-item>
      </text:list>
      <text:p text:style-name="P9"/>
      <text:p text:style-name="P11">USE traballadores;<text:line-break/><text:line-break/>SHOW CREATE TABLE centro;<text:line-break/>CREATE TABLE `centro_aud` (<text:line-break/> <text:s text:c="2"/>`cenNumero` <text:s text:c="2"/>int <text:s text:c="6"/>COMMENT 'Número co que se identifica.',<text:line-break/> <text:s text:c="2"/>`cenNome` <text:s text:c="4"/>char(30) <text:s/>COMMENT 'Nome.',<text:line-break/> <text:s text:c="2"/>`cenEnderezo` char(30) <text:s/>COMMENT 'Enderezo.',<text:line-break/> <text:s text:c="2"/>`aud_dat` <text:s text:c="4"/>TIMESTAMP DEFAULT current_timestamp COMMENT 'Data de auditoria.',<text:line-break/> <text:s text:c="2"/>`aud_usr` <text:s text:c="4"/>VARCHAR(30) <text:tab/><text:tab/><text:tab/>COMMENT 'Usuario de auditoria.',<text:line-break/> <text:s text:c="2"/>`aud_ope` <text:s text:c="4"/>ENUM('I','U','D') NOT NULL <text:tab/>COMMENT 'Operacion de auditoria: I=INSERT, U=UPDATE, D=DELETE',<text:line-break/> <text:s text:c="2"/>PRIMARY KEY (`cenNumero`, `aud_dat`,`aud_usr`),<text:line-break/> <text:s text:c="2"/>FOREIGN KEY (`cenNumero`) REFERENCES centro (`cenNumero`)<text:line-break/> ) ENGINE=InnoDB DEFAULT CHARSET=utf8mb4 COLLATE=utf8mb4_0900_ai_ci;<text:line-break/><text:line-break/>delimiter //<text:line-break/>-- Copia os datos antes dunha modificacion<text:line-break/>CREATE TRIGGER centroBU AFTER UPDATE ON centro<text:line-break/>FOR EACH ROW<text:line-break/>BEGIN<text:line-break/> <text:s text:c="3"/>INSERT INTO centro_aud(cenNumero, cenNome, cenEnderezo, aud_usr, aud_ope)<text:line-break/> <text:s text:c="3"/>VALUES (OLD.cenNumero, OLD.cenNome, OLD.cenEnderezo, current_user, 'U');<text:line-break/>END;<text:line-break/>-- Copia os datos antes dun borrado<text:line-break/>CREATE TRIGGER centroBD AFTER DELETE ON centro<text:line-break/>FOR EACH ROW<text:line-break/>BEGIN<text:line-break/> <text:s text:c="3"/>INSERT INTO centro_aud(cenNumero, cenNome, cenEnderezo, aud_usr, aud_ope)<text:line-break/> <text:s text:c="3"/>VALUES (OLD.cenNumero, OLD.cenNome, OLD.cenEnderezo, current_user, 'D');<text:line-break/>END<text:line-break/>//<text:line-break/>delimiter ;<text:line-break/><text:line-break/>-- Probas<text:line-break/>SELECT * FROM centro; <text:line-break/>SELECT * FROM centro_aud;<text:line-break/>UPDATE <text:tab/>centro <text:line-break/>SET<text:tab/><text:tab/>cenNome = 'AAAAA'<text:line-break/>WHERE <text:s text:c="2"/>cenNumero = 80;<text:line-break/>SELECT * FROM centro; <text:line-break/>SELECT * FROM centro_aud;<text:line-break/>DELETE FROM centro<text:line-break/>WHERE cenNumero = 80;<text:line-break/>SELECT * FROM centro; <text:line-break/>SELECT * FROM centro_aud;</text:p>
      <text:p text:style-name="P13"/>
      <text:p text:style-name="P9"/>
      <text:list xml:id="list214818787385131" text:continue-list="list214819718909973" text:style-name="L1">
        <text:list-item>
          <text:p text:style-name="P49"><text:span text:style-name="T12">N</text:span><text:span text:style-name="T14">a BD </text:span><text:span text:style-name="T5">traballadores</text:span><text:span text:style-name="T14"> crea </text:span><text:span text:style-name="T18">un</text:span><text:span text:style-name="T14"> disparadores que se executen a</text:span><text:span text:style-name="T18">ntes de</text:span><text:span text:style-name="T14"> modificar </text:span><text:span text:style-name="T29">departamentos</text:span><text:span text:style-name="T14"> e que comprobe que o director asignado pertence a dito departamento, </text:span><text:span text:style-name="T17">e se non se cumpre mostre un erro.</text:span></text:p>
          <text:p text:style-name="P33">Executa as probas necesarias para comprobar que funciona.</text:p>
        </text:list-item>
      </text:list>
      <text:p text:style-name="P8"/>
      <text:p text:style-name="P12">USE traballadores;<text:line-break/><text:line-break/>delimiter //<text:line-break/>-- Comproba que o director sexa do departamento nunha modificación<text:line-break/>CREATE TRIGGER departamentoBU BEFORE UPDATE ON departamento<text:line-break/>FOR EACH ROW<text:line-break/>BEGIN<text:line-break/> <text:s text:c="3"/>DECLARE vDepartamentoDirector INTEGER;<text:line-break/> <text:s text:c="3"/>SELECT empDepartamento INTO vDepartamentoDirector <text:line-break/> <text:s text:c="3"/>FROM <text:s text:c="2"/>empregado <text:line-break/><text:tab/>WHERE <text:s/>empNumero = NEW.depDirector;<text:line-break/><text:tab/>IF NEW.depNumero != vDepartamentoDirector THEN<text:line-break/><text:tab/> <text:s text:c="3"/>SIGNAL SQLSTATE '45000' SET message_text = 'O director non pertence ao departamento';<text:line-break/><text:tab/>END IF;<text:line-break/>END;<text:line-break/>//<text:line-break/>delimiter ;<text:line-break/><text:line-break/>-- Probas<text:line-break/>UPDATE departamento <text:line-break/>SET <text:s text:c="3"/>depDirector = 310<text:line-break/>WHERE <text:s/>depNumero = 100;<text:line-break/>UPDATE departamento <text:line-break/>SET <text:s text:c="3"/>depDirector = 310<text:line-break/>WHERE <text:s/>depNumero = 130;</text:p>
      <text:list xml:id="list246834425" text:style-name="L4">
        <text:list-header>
          <text:p text:style-name="P50"/>
        </text:list-header>
      </text:list>
      <text:p text:style-name="P5"/>
      <text:p text:style-name="P39"/>
      <text:list xml:id="list1701245476" text:style-name="L5">
        <text:list-item>
          <text:p text:style-name="P26"><text:span text:style-name="T22">C</text:span><text:span text:style-name="T24">onsulta os disparadores creados.</text:span></text:p>
          <text:p text:style-name="P52"><text:span text:style-name="T36"/></text:p>
        </text:list-item>
      </text:list>
      <text:p text:style-name="P55"><text:span text:style-name="T36"/></text:p>
      <text:p text:style-name="P55"><text:span text:style-name="T36">SHOW T</text:span><text:span text:style-name="T38">RIGGERS</text:span><text:span text:style-name="T36">;<text:line-break/>SHOW CREATE T</text:span><text:span text:style-name="T38">RIGGER</text:span><text:span text:style-name="T36"> </text:span><text:span text:style-name="T33">empregadoAI</text:span><text:span text:style-name="T36">;<text:line-break/>SHOW CREATE T</text:span><text:span text:style-name="T38">RIGGER</text:span><text:span text:style-name="T36"> </text:span><text:span text:style-name="T33">empregadoA</text:span><text:span text:style-name="T38">D</text:span><text:span text:style-name="T36">;<text:line-break/>SHOW CREATE T</text:span><text:span text:style-name="T38">RIGGER</text:span><text:span text:style-name="T36"> </text:span><text:span text:style-name="T33">empregadoA</text:span><text:span text:style-name="T38">U</text:span><text:span text:style-name="T36">;<text:line-break/>SHOW CREATE T</text:span><text:span text:style-name="T38">RIGGER</text:span><text:span text:style-name="T36"> </text:span><text:span text:style-name="T39">centroBU</text:span><text:span text:style-name="T36">;<text:line-break/>SHOW CREATE T</text:span><text:span text:style-name="T38">RIGGER</text:span><text:span text:style-name="T36"> </text:span><text:span text:style-name="T39">centroB</text:span><text:span text:style-name="T38">D</text:span><text:span text:style-name="T36">;</text:span></text:p>
      <text:p text:style-name="P55"><text:span text:style-name="T36">SHOW CREATE T</text:span><text:span text:style-name="T38">RIGGER</text:span><text:span text:style-name="T36"> </text:span><text:span text:style-name="T40">departamentoBU</text:span><text:span text:style-name="T36">;<text:line-break/></text:span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6">EVENTOS:</text:p>
      <text:p text:style-name="P4"/>
      <text:list xml:id="list214818966480272" text:continue-numbering="true" text:style-name="L5">
        <text:list-item>
          <text:p text:style-name="P30">Executa o código dos exemplos dos apuntamentos e c<text:span text:style-name="T47">omproba o resultado</text:span>.</text:p>
        </text:list-item>
      </text:list>
      <text:list xml:id="list214819291092730" text:continue-list="list1700672144" text:style-name="Numbering_20_abc">
        <text:list-item>
          <text:list>
            <text:list-item text:start-value="1">
              <text:p text:style-name="P34">Consulta o valor da variable de entorno <text:span text:style-name="T31">event_scheduler</text:span>, e se está desactivada actívaa.</text:p>
            </text:list-item>
            <text:list-item>
              <text:p text:style-name="P34">Crea dous eventos que:</text:p>
            </text:list-item>
          </text:list>
        </text:list-item>
      </text:list>
      <text:list xml:id="list4215796291" text:style-name="L6">
        <text:list-item>
          <text:list>
            <text:list-item>
              <text:list>
                <text:list-item>
                  <text:p text:style-name="P22"><text:span text:style-name="T9">O primeiro debe executarse</text:span><text:span text:style-name="T19"> o 1 de xullo ás 0h</text:span><text:span text:style-name="T9"> e </text:span><text:span text:style-name="T19">reducirá o prezo dos artigos un </text:span><text:span text:style-name="T9">1</text:span><text:span text:style-name="T19">0</text:span><text:span text:style-name="T9">% (p.</text:span><text:span text:style-name="T19">7</text:span><text:span text:style-name="T9">)</text:span></text:p>
                </text:list-item>
                <text:list-item>
                  <text:p text:style-name="P22"><text:span text:style-name="T9">O s</text:span><text:span text:style-name="T19">egundo</text:span><text:span text:style-name="T9"> debe executarse</text:span><text:span text:style-name="T19"> o 1 de agosto ás 0h</text:span><text:span text:style-name="T9"> e </text:span><text:span text:style-name="T19">subirá o prezo dos artigos un </text:span><text:span text:style-name="T9">1</text:span><text:span text:style-name="T19">0</text:span><text:span text:style-name="T9">% </text:span></text:p>
                  <text:p text:style-name="P35">(<text:span text:style-name="T48">este non está implementado nos apuntes, debes facelo ti)</text:span> </text:p>
                </text:list-item>
              </text:list>
            </text:list-item>
          </text:list>
        </text:list-item>
      </text:list>
      <text:list xml:id="list214819371820078" text:continue-list="list214819291092730" text:style-name="Numbering_20_abc">
        <text:list-item>
          <text:list>
            <text:list-item>
              <text:p text:style-name="P37">Crea unha táboa comprasPrevistas nas que se garde o cálculo de compras que deben facerse cada semana, e crea un evento <text:s/>que se execute semanalmente e inserte os datos das compras previstas para cada semana (pax. 7). </text:p>
            </text:list-item>
            <text:list-item>
              <text:p text:style-name="P37">Cambia o calendario de execución do evento <text:span text:style-name="T54">actualizaPrezo</text:span><text:span text:style-name="T55"> (pax.8)</text:span><text:span text:style-name="T54">.</text:span></text:p>
            </text:list-item>
            <text:list-item>
              <text:p text:style-name="P23"><text:span text:style-name="T52">Cambia o nome e a BD na que está do evento </text:span><text:span text:style-name="T50">actualizaPrezo</text:span><text:span text:style-name="T52"> (pax.8).</text:span></text:p>
            </text:list-item>
            <text:list-item>
              <text:p text:style-name="P46"><text:span text:style-name="T53">D</text:span><text:span text:style-name="T51">esbilita o evento <text:s/></text:span><text:span text:style-name="T49">actualizaPrezo</text:span><text:span text:style-name="T51"> (pax. 8).</text:span></text:p>
            </text:list-item>
            <text:list-item>
              <text:p text:style-name="P23"><text:span text:style-name="T53">C</text:span><text:span text:style-name="T52">onsulta os eventos existentes na BD <text:s/>(pax. 9).</text:span></text:p>
            </text:list-item>
            <text:list-item>
              <text:p text:style-name="P46"><text:span text:style-name="T52">B</text:span><text:span text:style-name="T51">orra algún dos eventos creados (pax. 8)</text:span></text:p>
            </text:list-item>
          </text:list>
        </text:list-item>
      </text:list>
      <text:list xml:id="list1604495354" text:style-name="L7">
        <text:list-item>
          <text:list>
            <text:list-header>
              <text:p text:style-name="P36"/>
            </text:list-header>
          </text:list>
        </text:list-item>
      </text:list>
      <text:list xml:id="list214819617624713" text:continue-list="list214818966480272" text:style-name="L5">
        <text:list-item>
          <text:p text:style-name="P24"><text:span text:style-name="T8">N</text:span><text:span text:style-name="T20">a BD </text:span><text:span text:style-name="T6">tendaBD</text:span><text:span text:style-name="T20"> crea un evento que incremente o prezo de venta dos artigos un 1% cada 2 meses, empezando o 1 de xullo deste ano.</text:span></text:p>
        </text:list-item>
      </text:list>
      <text:p text:style-name="P38"/>
      <text:p text:style-name="P14"><text:span text:style-name="T34">USE t</text:span><text:span text:style-name="T35">endaBD</text:span><text:span text:style-name="T34">;<text:line-break/><text:line-break/>delimiter //<text:line-break/>-- I</text:span><text:span text:style-name="T35">ncrementa o prezo de venta dos artigos un 10%</text:span></text:p>
      <text:p text:style-name="P47">-- Execútase cada 2 meses empezando o 1 de xullo deste ano e sen data de fin</text:p>
      <text:p text:style-name="P14"><text:span text:style-name="T35">-- Por defecto está activo.</text:span><text:span text:style-name="T34"><text:line-break/>CREATE E</text:span><text:span text:style-name="T35">VENT</text:span><text:span text:style-name="T34"> </text:span><text:span text:style-name="T35">incrementaPrezoVentaArtigos</text:span><text:span text:style-name="T34"><text:line-break/> <text:s text:c="3"/></text:span><text:span text:style-name="T35">ON SCHEDULE EVERY 1 MONTH</text:span></text:p>
      <text:p text:style-name="P27"><text:span text:style-name="T35"><text:s text:c="7"/>STARTS '2022-07-01 00:00:00' </text:span><text:span text:style-name="T34"><text:line-break/></text:span><text:span text:style-name="T35">DO </text:span><text:span text:style-name="T34">BEGIN<text:line-break/> <text:s text:c="3"/></text:span><text:span text:style-name="T35">UPDATE artigos</text:span></text:p>
      <text:p text:style-name="P14"><text:span text:style-name="T35"><text:s text:c="4"/>SET art_pv = art_pv * 1.1;</text:span><text:span text:style-name="T34"><text:line-break/>END;<text:line-break/>//<text:line-break/>delimiter ;<text:line-break/><text:line-break/></text:span></text:p>
      <text:list xml:id="list214820572997047" text:continue-numbering="true" text:style-name="L5">
        <text:list-item>
          <text:p text:style-name="P40">Modifica o evento creado na actividade anterior para que deixe de executarse o 1 de decembro do mesmo ano.</text:p>
        </text:list-item>
      </text:list>
      <text:p text:style-name="P42"/>
      <text:p text:style-name="P15"><text:span text:style-name="T34">-- I</text:span><text:span text:style-name="T35">ncrementa o prezo de venta dos artigos un 10%</text:span></text:p>
      <text:p text:style-name="P15"><text:span text:style-name="T35">-- Execútase cada 2 meses empezando o 1 de xullo deste ano e r</text:span><text:span text:style-name="T36">ematando o 1 de decembro</text:span></text:p>
      <text:p text:style-name="P15"><text:span text:style-name="T35">-- Por defecto está activo.</text:span><text:span text:style-name="T34"><text:line-break/>A</text:span><text:span text:style-name="T36">LTER</text:span><text:span text:style-name="T34"> E</text:span><text:span text:style-name="T35">VENT</text:span><text:span text:style-name="T34"> </text:span><text:span text:style-name="T35">incrementaPrezoVentaArtigos</text:span><text:span text:style-name="T34"><text:line-break/> <text:s text:c="3"/></text:span><text:span text:style-name="T35">ON SCHEDULE EVERY 1 MONTH</text:span></text:p>
      <text:p text:style-name="P48"><text:s text:c="7"/>STARTS '2022-07-01 00:00:00' </text:p>
      <text:p text:style-name="P27"><text:span text:style-name="T35"><text:s text:c="7"/></text:span><text:span text:style-name="T36">ENDS <text:s text:c="2"/></text:span><text:span text:style-name="T35">'2022-</text:span><text:span text:style-name="T36">12</text:span><text:span text:style-name="T35">-01 00:00:00'</text:span><text:span text:style-name="T34">;<text:line-break/></text:span></text:p>
      <text:list xml:id="list214820786370024" text:continue-numbering="true" text:style-name="L5">
        <text:list-item>
          <text:p text:style-name="P40">Modifica o evento creado na actividade anterior para desactivalo.</text:p>
        </text:list-item>
      </text:list>
      <text:p text:style-name="P42"/>
      <text:p text:style-name="P15"><text:span text:style-name="T34">-- I</text:span><text:span text:style-name="T35">ncrementa o prezo de venta dos artigos un 10%</text:span></text:p>
      <text:p text:style-name="P15"><text:span text:style-name="T35">-- Execútase cada 2 meses empezando o 1 de xullo deste ano e r</text:span><text:span text:style-name="T36">ematando o 1 de decembro</text:span></text:p>
      <text:p text:style-name="P15"><text:span text:style-name="T35">-- </text:span><text:span text:style-name="T36">Desactívase</text:span><text:span text:style-name="T34"><text:line-break/>A</text:span><text:span text:style-name="T36">LTER</text:span><text:span text:style-name="T34"> E</text:span><text:span text:style-name="T35">VENT</text:span><text:span text:style-name="T34"> </text:span><text:span text:style-name="T35">incrementaPrezoVentaArtigos</text:span></text:p>
      <text:p text:style-name="P15"><text:span text:style-name="T36">DISABLE;</text:span><text:span text:style-name="T34"><text:line-break/></text:span></text:p>
      <text:list xml:id="list214820632932594" text:continue-numbering="true" text:style-name="L5">
        <text:list-item>
          <text:p text:style-name="P25"><text:span text:style-name="T8">N</text:span><text:span text:style-name="T20">a BD </text:span><text:span text:style-name="T6">tendaBD</text:span><text:span text:style-name="T20"> crea un evento </text:span><text:span text:style-name="T22">sen activar </text:span><text:span text:style-name="T20">que se execute o 10 de xuño ás 2h e </text:span><text:span text:style-name="T21">faga:</text:span></text:p>
          <text:list>
            <text:list-item>
              <text:p text:style-name="P25"><text:span text:style-name="T20">Estableza a data actual como data de baixa </text:span><text:span text:style-name="T21">e</text:span><text:span text:style-name="T20"> </text:span><text:span text:style-name="T21">como data de última actualización, </text:span><text:span text:style-name="T20">para aqueles artigos sen data de baixa dos que non se vendeu ningunha unidade no último ano.</text:span></text:p>
            </text:list-item>
            <text:list-item>
              <text:p text:style-name="P25"><text:span text:style-name="T20">Estableza a data actual como data de baixa </text:span><text:span text:style-name="T21">e</text:span><text:span text:style-name="T20"> </text:span><text:span text:style-name="T21">como data de última actualización, </text:span><text:span text:style-name="T20">para aqueles c</text:span><text:span text:style-name="T21">liente</text:span><text:span text:style-name="T20"> sen data de baixa q</text:span><text:span text:style-name="T21">ue non mercaron nada</text:span><text:span text:style-name="T20"> no último ano.</text:span></text:p>
            </text:list-item>
          </text:list>
        </text:list-item>
      </text:list>
      <text:p text:style-name="P10"/>
      <text:p text:style-name="P15"><text:span text:style-name="T34">USE t</text:span><text:span text:style-name="T35">endaBD</text:span><text:span text:style-name="T34">;<text:line-break/><text:line-break/>delimiter //<text:line-break/>-- Modifica as datas de baixa e de última actualización<text:line-break/>-- Execútase unha vez o 10 de xuño ás 2h<text:line-break/>-- Está desactivado<text:line-break/></text:span><text:soft-page-break/><text:span text:style-name="T34">CREATE EVENT actualizaDatas<text:line-break/> <text:s text:c="3"/>ON SCHEDULE AT '2022-07-10 02:00:00' <text:line-break/>DISABLE<text:line-break/>DO BEGIN<text:line-break/><text:tab/>-- Baixa de artigos sen vendas no último ano<text:line-break/> <text:s text:c="3"/>UPDATE artigos A<text:line-break/> <text:s text:c="3"/>SET art_baixa = curdate(),<text:line-break/> <text:s text:c="7"/>art_ultima_actualizacion = curdate()<text:line-break/><text:tab/>WHERE 0 = (SELECT COUNT(*)<text:line-break/><text:tab/><text:tab/><text:tab/> <text:s text:c="2"/>FROM <text:s text:c="2"/>detalle_vendas D<text:line-break/> <text:s text:c="14"/>JOIN <text:s text:c="2"/>vendas V ON V.ven_id = D.dev_venda<text:line-break/><text:tab/><text:tab/><text:tab/> <text:s text:c="2"/>WHERE <text:s/>D.dev_artigo = A.art_codigo<text:line-break/> <text:s text:c="14"/>AND <text:s text:c="3"/>V.ven_data &gt; date_add(curdate(), INTERVAL -1 YEAR));<text:line-break/><text:tab/>-- Baixa de clientes sen compras no último ano<text:line-break/> <text:s text:c="3"/>UPDATE clientes C<text:line-break/> <text:s text:c="3"/>SET clt_baixa = curdate(),<text:line-break/> <text:s text:c="7"/>clt_ultima_actualizacion = curdate()<text:line-break/><text:tab/>WHERE 0 = (SELECT COUNT(ven_id)<text:line-break/><text:tab/><text:tab/><text:tab/> <text:s text:c="2"/>FROM <text:s text:c="2"/>vendas V<text:line-break/><text:tab/><text:tab/><text:tab/> <text:s text:c="2"/>WHERE <text:s/>V.ven_cliente = C.clt_id<text:line-break/> <text:s text:c="14"/>AND <text:s text:c="3"/>V.ven_data &gt; date_add(curdate(), INTERVAL -1 YEAR));<text:line-break/>END;<text:line-break/>//<text:line-break/>delimiter ;</text:span></text:p>
      <text:p text:style-name="P10"/>
      <text:list xml:id="list214820645616751" text:continue-numbering="true" text:style-name="L5">
        <text:list-item>
          <text:p text:style-name="P25"><text:span text:style-name="T22">Modifica o evento creado na actividade anterior para activalo e cambia a s</text:span><text:span text:style-name="T23">úa</text:span><text:span text:style-name="T22"> execución para o 12 de xuño ás 20h.</text:span></text:p>
          <text:p text:style-name="P51"/>
          <text:p text:style-name="P53"><text:span text:style-name="T43">-- </text:span><text:span text:style-name="T44">actícase</text:span></text:p>
          <text:p text:style-name="P54"><text:span text:style-name="T37">ALTER</text:span><text:span text:style-name="T34"> E</text:span><text:span text:style-name="T35">VENT</text:span><text:span text:style-name="T34"> </text:span><text:span text:style-name="T35">a</text:span><text:span text:style-name="T36">ctualizaDatas</text:span><text:span text:style-name="T34"><text:line-break/> </text:span><text:span text:style-name="T35">ON SCHEDULE A</text:span><text:span text:style-name="T36">T </text:span><text:span text:style-name="T35">'2022-07-1</text:span><text:span text:style-name="T37">2</text:span><text:span text:style-name="T35"> </text:span><text:span text:style-name="T37">20</text:span><text:span text:style-name="T35">:00:00'</text:span><text:span text:style-name="T34"><text:line-break/></text:span><text:span text:style-name="T36">E</text:span><text:span text:style-name="T37">N</text:span><text:span text:style-name="T36">ABLE;</text:span></text:p>
        </text:list-item>
      </text:list>
      <text:p text:style-name="P55"><text:span text:style-name="T36"/></text:p>
      <text:p text:style-name="P39"/>
      <text:list xml:id="list214819038856567" text:continue-numbering="true" text:style-name="L5">
        <text:list-item>
          <text:p text:style-name="P41">C<text:span text:style-name="T57">onsulta os eventos creados.</text:span></text:p>
          <text:p text:style-name="P52"><text:span text:style-name="T36"/></text:p>
        </text:list-item>
      </text:list>
      <text:p text:style-name="P55"><text:span text:style-name="T36"/></text:p>
      <text:p text:style-name="P55"><text:span text:style-name="T36">SHOW EVENTS;<text:line-break/>SHOW CREATE EVENT incrementaPrezoVentaArtigos;<text:line-break/>SHOW CREATE EVENT </text:span><text:span text:style-name="T35">a</text:span><text:span text:style-name="T36">ctualizaDatas;<text:line-break/></text:span></text:p>
      <text:p text:style-name="P55"><text:span text:style-name="T36"/></text:p>
      <text:p text:style-name="P55"><text:span text:style-name="T36"/></text:p>
      <text:p text:style-name="P55"><text:span text:style-name="T3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, sans-serif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fo:color="#00000a" style:font-name="Times New Roman" fo:font-family="'Times New Roman'" style:font-family-generic="roman" style:font-pitch="variable" fo:language="gl" fo:country="ES" style:letter-kerning="false" style:font-name-asian="Times New Roman1" style:font-family-asian="'Times New Roman'" style:font-family-generic-asian="system" style:font-pitch-asian="variable" style:language-asian="gl" style:country-asian="ES" style:font-name-complex="Times New Roman1" style:font-family-complex="'Times New Roman'" style:font-family-generic-complex="system" style:font-pitch-complex="variable" style:language-complex="ar" style:country-complex="SA"/>
    </style:style>
    <style:style style:name="p1" style:family="paragraph" style:default-outline-level="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uest1" style:family="paragraph" style:parent-style-name="p1" style:default-outline-level="">
      <style:paragraph-properties fo:margin-top="0.529cm" fo:margin-bottom="0.318cm" loext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style:font-name="Helvetica" fo:font-family="Helvetica" style:font-family-generic="roman" style:font-pitch="variable" fo:font-size="10pt" style:font-size-asian="10pt"/>
    </style:style>
    <style:style style:name="tx_5f_apoio" style:display-name="tx_apoio" style:family="paragraph" style:parent-style-name="cuest1" style:default-outline-level="">
      <style:paragraph-properties fo:padding-left="0.141cm" fo:padding-right="0cm" fo:padding-top="0cm" fo:padding-bottom="0.035cm" fo:border-left="4.51pt solid #667dd1" fo:border-right="none" fo:border-top="none" fo:border-bottom="0.51pt solid #667dd1"/>
      <style:text-properties style:use-window-font-color="true" style:font-name="Times New Roman" fo:font-family="'Times New Roman'" style:font-family-generic="roman" style:font-pitch="variable" fo:font-size="12pt" style:font-size-asian="12pt"/>
    </style:style>
    <style:style style:name="tx_5f_tarefa1" style:display-name="tx_tarefa1" style:family="paragraph" style:parent-style-name="tx_5f_apoio" style:default-outline-level="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403" style:display-name="ListLabel 403" style:family="text">
      <style:text-properties style:font-name="Arial" fo:font-family="Arial" style:font-family-generic="roman" style:font-pitch="variable" fo:font-size="11pt" fo:font-weight="bold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="Arial" fo:font-family="Arial" style:font-family-generic="roman" style:font-pitch="variable" fo:font-size="11pt" fo:font-weight="bold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="Arial" fo:font-family="Arial" style:font-family-generic="roman" style:font-pitch="variable" fo:font-size="11pt" fo:font-weight="bold"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84" style:display-name="ListLabel 484" style:family="text">
      <style:text-properties style:font-name-complex="Courier New2" style:font-family-complex="'Courier New'" style:font-family-generic-complex="system" style:font-pitch-complex="variable"/>
    </style:style>
    <style:style style:name="ListLabel_20_485" style:display-name="ListLabel 485" style:family="text">
      <style:text-properties style:font-name-complex="Courier New2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Courier New2" style:font-family-complex="'Courier New'" style:font-family-generic-complex="system" style:font-pitch-complex="variable"/>
    </style:style>
    <style:style style:name="ListLabel_20_491" style:display-name="ListLabel 491" style:family="text">
      <style:text-properties style:font-name-complex="Courier New2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77" style:display-name="ListLabel 477" style:family="text">
      <style:text-properties style:font-name="Arial" fo:font-family="Arial" style:font-family-generic="roman" style:font-pitch="variable" fo:font-size="11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7" style:display-name="ListLabel 487" style:family="text">
      <style:text-properties style:font-name-complex="Courier New2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complex="Courier New2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bullet text:level="2" text:style-name="ListLabel_20_403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fo:font-family="OpenSymbol"/>
      </text:list-level-style-bullet>
      <text:list-level-style-bullet text:level="3" text:style-name="ListLabel_20_404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fo:font-family="OpenSymbol"/>
      </text:list-level-style-bullet>
      <text:list-level-style-bullet text:level="4" text:style-name="ListLabel_20_405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6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fo:font-family="OpenSymbol"/>
      </text:list-level-style-bullet>
      <text:list-level-style-bullet text:level="6" text:style-name="ListLabel_20_407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fo:font-family="OpenSymbol"/>
      </text:list-level-style-bullet>
      <text:list-level-style-bullet text:level="7" text:style-name="ListLabel_20_408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fo:font-family="OpenSymbol"/>
      </text:list-level-style-bullet>
      <text:list-level-style-bullet text:level="9" text:style-name="ListLabel_20_410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bullet text:level="2" text:style-name="ListLabel_20_411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fo:font-family="OpenSymbol"/>
      </text:list-level-style-bullet>
      <text:list-level-style-bullet text:level="3" text:style-name="ListLabel_20_412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fo:font-family="OpenSymbol"/>
      </text:list-level-style-bullet>
      <text:list-level-style-bullet text:level="4" text:style-name="ListLabel_20_413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4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fo:font-family="OpenSymbol"/>
      </text:list-level-style-bullet>
      <text:list-level-style-bullet text:level="6" text:style-name="ListLabel_20_415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fo:font-family="OpenSymbol"/>
      </text:list-level-style-bullet>
      <text:list-level-style-bullet text:level="7" text:style-name="ListLabel_20_416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17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fo:font-family="OpenSymbol"/>
      </text:list-level-style-bullet>
      <text:list-level-style-bullet text:level="9" text:style-name="ListLabel_20_418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ListLabel_20_419" style:num-suffix="o" text:bullet-char="o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466" style:num-suffix="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7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8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9" style:num-suffix="" text:bullet-char="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0" style:num-suffix="" text:bullet-char="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71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2" style:num-suffix="" text:bullet-char="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3" style:num-suffix="" text:bullet-char="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74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4" style:num-suffix="o" text:bullet-char="o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5" style:num-suffix="o" text:bullet-char="o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6" style:num-suffix="o" text:bullet-char="o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5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0" style:num-suffix="o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91" style:num-suffix="o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2" style:num-suffix="o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47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7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7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7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8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9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1T10:27:32.882000000</meta:creation-date>
    <dc:date>2022-05-29T21:48:18.401000000</dc:date>
    <meta:editing-duration>P1DT11H53M49S</meta:editing-duration>
    <meta:editing-cycles>30</meta:editing-cycles>
    <meta:generator>LibreOffice/6.3.4.2$Windows_x86 LibreOffice_project/60da17e045e08f1793c57c00ba83cdfce946d0aa</meta:generator>
    <meta:document-statistic meta:table-count="0" meta:image-count="0" meta:object-count="0" meta:page-count="5" meta:paragraph-count="71" meta:word-count="1470" meta:character-count="9984" meta:non-whitespace-character-count="8235"/>
  </office:meta>
</office:document-meta>
</file>